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11" style:display-name="2._Installatie_uitvoeren.11" style:family="table-row">
      <style:table-row-properties style:min-row-height="0.434cm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17" style:display-name="2._Installatie_uitvoeren.17" style:family="table-row">
      <style:table-row-properties style:min-row-height="0.333cm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style:font-name="Liberation Sans" fo:language="en" fo:country="GB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3" style:family="paragraph" style:parent-style-name="Footnote">
      <style:text-properties style:font-name="Liberation Sans" fo:language="en" fo:country="GB" officeooo:paragraph-rsid="10657a97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8" style:family="paragraph" style:parent-style-name="Footnote">
      <style:text-properties style:font-name="Liberation Sans" officeooo:paragraph-rsid="10cbf2b1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103a8b8d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4" style:family="paragraph" style:parent-style-name="Standard">
      <style:text-properties fo:language="en" fo:country="GB" officeooo:paragraph-rsid="0fc8b815"/>
    </style:style>
    <style:style style:name="P15" style:family="paragraph" style:parent-style-name="Standard">
      <style:text-properties fo:language="en" fo:country="GB" officeooo:paragraph-rsid="10414f85"/>
    </style:style>
    <style:style style:name="P16" style:family="paragraph" style:parent-style-name="Standard">
      <style:text-properties fo:language="en" fo:country="GB" officeooo:rsid="10460ef1" officeooo:paragraph-rsid="10460ef1"/>
    </style:style>
    <style:style style:name="P17" style:family="paragraph" style:parent-style-name="Standard">
      <style:text-properties fo:language="en" fo:country="GB" officeooo:rsid="103c421a" officeooo:paragraph-rsid="103c421a"/>
    </style:style>
    <style:style style:name="P18" style:family="paragraph" style:parent-style-name="Standard">
      <style:text-properties fo:language="en" fo:country="GB" officeooo:rsid="103cd3c9" officeooo:paragraph-rsid="10e76724"/>
    </style:style>
    <style:style style:name="P19" style:family="paragraph" style:parent-style-name="Standard">
      <style:text-properties fo:language="en" fo:country="GB" officeooo:rsid="103d9705" officeooo:paragraph-rsid="10e7672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b5b0b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d343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5" style:family="paragraph" style:parent-style-name="Standard">
      <style:text-properties officeooo:paragraph-rsid="04f68805"/>
    </style:style>
    <style:style style:name="P26" style:family="paragraph" style:parent-style-name="Footnote">
      <style:text-properties officeooo:rsid="043ccc66" officeooo:paragraph-rsid="0f4dc0dc"/>
    </style:style>
    <style:style style:name="P27" style:family="paragraph" style:parent-style-name="Footnote">
      <style:text-properties officeooo:rsid="043ccc66" officeooo:paragraph-rsid="0f40045a"/>
    </style:style>
    <style:style style:name="P2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39" style:family="paragraph" style:parent-style-name="Standard">
      <style:paragraph-properties fo:line-height="100%">
        <style:tab-stops/>
      </style:paragraph-properties>
      <style:text-properties officeooo:paragraph-rsid="10cda5c3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da5c3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daad6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e5ee7"/>
    </style:style>
    <style:style style:name="P4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4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e09434"/>
    </style:style>
    <style:style style:name="P45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46" style:family="paragraph" style:parent-style-name="Standard">
      <style:text-properties officeooo:paragraph-rsid="0fc8b815"/>
    </style:style>
    <style:style style:name="P47" style:family="paragraph" style:parent-style-name="Standard">
      <style:text-properties officeooo:paragraph-rsid="0fd655f2"/>
    </style:style>
    <style:style style:name="P48" style:family="paragraph" style:parent-style-name="Standard">
      <style:paragraph-properties fo:text-align="center" style:justify-single-word="false"/>
      <style:text-properties officeooo:paragraph-rsid="0cc50ec9"/>
    </style:style>
    <style:style style:name="P49" style:family="paragraph" style:parent-style-name="Standard">
      <style:paragraph-properties fo:text-align="center" style:justify-single-word="false"/>
      <style:text-properties officeooo:paragraph-rsid="0c8b5238"/>
    </style:style>
    <style:style style:name="P50" style:family="paragraph" style:parent-style-name="Standard">
      <style:paragraph-properties fo:text-align="center" style:justify-single-word="false"/>
      <style:text-properties officeooo:paragraph-rsid="0d1ec96e"/>
    </style:style>
    <style:style style:name="P51" style:family="paragraph" style:parent-style-name="Standard">
      <style:paragraph-properties fo:text-align="center" style:justify-single-word="false"/>
      <style:text-properties officeooo:paragraph-rsid="0cc5fe5b"/>
    </style:style>
    <style:style style:name="P52" style:family="paragraph" style:parent-style-name="Standard">
      <style:paragraph-properties fo:text-align="center" style:justify-single-word="false"/>
      <style:text-properties officeooo:paragraph-rsid="0e38fc62"/>
    </style:style>
    <style:style style:name="P53" style:family="paragraph" style:parent-style-name="Standard">
      <style:paragraph-properties fo:text-align="center" style:justify-single-word="false"/>
      <style:text-properties officeooo:paragraph-rsid="103a8b8d"/>
    </style:style>
    <style:style style:name="P54" style:family="paragraph" style:parent-style-name="Standard">
      <style:paragraph-properties fo:text-align="center" style:justify-single-word="false"/>
      <style:text-properties officeooo:paragraph-rsid="10460ef1"/>
    </style:style>
    <style:style style:name="P55" style:family="paragraph" style:parent-style-name="Standard">
      <style:paragraph-properties fo:text-align="center" style:justify-single-word="false"/>
      <style:text-properties officeooo:paragraph-rsid="10d3b7a8"/>
    </style:style>
    <style:style style:name="P56" style:family="paragraph" style:parent-style-name="Standard">
      <style:paragraph-properties fo:text-align="center" style:justify-single-word="false"/>
      <style:text-properties officeooo:paragraph-rsid="0e82f1b0"/>
    </style:style>
    <style:style style:name="P57" style:family="paragraph" style:parent-style-name="Standard">
      <style:paragraph-properties fo:text-align="center" style:justify-single-word="false"/>
      <style:text-properties officeooo:paragraph-rsid="0cc79a2d"/>
    </style:style>
    <style:style style:name="P58" style:family="paragraph" style:parent-style-name="Standard">
      <style:text-properties officeooo:paragraph-rsid="103a8b8d"/>
    </style:style>
    <style:style style:name="P59" style:family="paragraph" style:parent-style-name="Standard">
      <style:text-properties officeooo:paragraph-rsid="105ee122"/>
    </style:style>
    <style:style style:name="P60" style:family="paragraph" style:parent-style-name="Standard">
      <style:text-properties officeooo:paragraph-rsid="106fd28d"/>
    </style:style>
    <style:style style:name="P61" style:family="paragraph" style:parent-style-name="Standard">
      <style:text-properties officeooo:paragraph-rsid="0b0ddd8e"/>
    </style:style>
    <style:style style:name="P62" style:family="paragraph" style:parent-style-name="Standard">
      <style:text-properties officeooo:paragraph-rsid="10d55cfb"/>
    </style:style>
    <style:style style:name="P63" style:family="paragraph" style:parent-style-name="Standard">
      <style:text-properties officeooo:paragraph-rsid="10d83c41"/>
    </style:style>
    <style:style style:name="P64" style:family="paragraph" style:parent-style-name="Standard">
      <style:text-properties officeooo:paragraph-rsid="10db5b0b"/>
    </style:style>
    <style:style style:name="P65" style:family="paragraph" style:parent-style-name="Standard">
      <style:text-properties officeooo:paragraph-rsid="10de8c2b"/>
    </style:style>
    <style:style style:name="P66" style:family="paragraph" style:parent-style-name="Standard">
      <style:text-properties officeooo:paragraph-rsid="10e76724"/>
    </style:style>
    <style:style style:name="P67" style:family="paragraph" style:parent-style-name="Standard">
      <style:text-properties officeooo:rsid="104324ed" officeooo:paragraph-rsid="10e76724"/>
    </style:style>
    <style:style style:name="P68" style:family="paragraph" style:parent-style-name="Standard">
      <style:text-properties officeooo:rsid="104ba919" officeooo:paragraph-rsid="10e76724"/>
    </style:style>
    <style:style style:name="P69" style:family="paragraph" style:parent-style-name="Standard">
      <style:text-properties officeooo:rsid="104d5027" officeooo:paragraph-rsid="10e76724"/>
    </style:style>
    <style:style style:name="P7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c34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1" style:family="paragraph" style:parent-style-name="Standard">
      <style:text-properties officeooo:paragraph-rsid="10ed3433"/>
    </style:style>
    <style:style style:name="P7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3" style:family="paragraph" style:parent-style-name="Standard">
      <style:text-properties officeooo:paragraph-rsid="10f446fe"/>
    </style:style>
    <style:style style:name="P74" style:family="paragraph" style:parent-style-name="Footnote">
      <style:text-properties officeooo:paragraph-rsid="10faee61" fo:background-color="transparent"/>
    </style:style>
    <style:style style:name="P75" style:family="paragraph" style:parent-style-name="Standard">
      <style:text-properties officeooo:paragraph-rsid="10fe5ee7"/>
    </style:style>
    <style:style style:name="P76" style:family="paragraph" style:parent-style-name="Standard">
      <style:text-properties officeooo:paragraph-rsid="0c819a59"/>
    </style:style>
    <style:style style:name="P77" style:family="paragraph" style:parent-style-name="Standard">
      <style:text-properties officeooo:paragraph-rsid="0e8aa5aa"/>
    </style:style>
    <style:style style:name="P78" style:family="paragraph" style:parent-style-name="Standard">
      <style:text-properties officeooo:paragraph-rsid="10ff453c"/>
    </style:style>
    <style:style style:name="P79" style:family="paragraph" style:parent-style-name="Standard">
      <style:text-properties officeooo:paragraph-rsid="0cb27039"/>
    </style:style>
    <style:style style:name="P80" style:family="paragraph" style:parent-style-name="Standard">
      <style:text-properties officeooo:paragraph-rsid="0a0f8417"/>
    </style:style>
    <style:style style:name="P81" style:family="paragraph" style:parent-style-name="Footnote">
      <style:text-properties officeooo:paragraph-rsid="11083f0c"/>
    </style:style>
    <style:style style:name="P82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3" style:family="paragraph" style:parent-style-name="Standard" style:list-style-name="L1">
      <style:paragraph-properties fo:break-before="page"/>
      <style:text-properties officeooo:paragraph-rsid="0fd655f2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language-asian="nl" style:country-asian="NL"/>
    </style:style>
    <style:style style:name="T2" style:family="text">
      <style:text-properties officeooo:rsid="0fd4093d"/>
    </style:style>
    <style:style style:name="T3" style:family="text">
      <style:text-properties officeooo:rsid="02f99a6c"/>
    </style:style>
    <style:style style:name="T4" style:family="text">
      <style:text-properties style:font-name="Liberation Sans" fo:font-size="12pt" fo:language="en" fo:country="GB"/>
    </style:style>
    <style:style style:name="T5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officeooo:rsid="0f51b898"/>
    </style:style>
    <style:style style:name="T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5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6" style:family="text">
      <style:text-properties style:font-name="Liberation Sans" fo:font-size="12pt" fo:language="en" fo:country="GB" style:text-underline-style="none" officeooo:rsid="10a5d07d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10f446fe" style:font-size-asian="12pt" style:font-size-complex="12pt"/>
    </style:style>
    <style:style style:name="T1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3c421a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e7672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e76724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10d67fc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3f0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2762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style:font-size-asian="10pt" style:font-size-complex="10pt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aa7573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e9adb3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1pt" style:language-asian="nl" style:country-asian="NL" style:font-style-asian="normal" style:font-weight-asian="normal" style:font-size-complex="11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673d7fc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673d7fc" style:font-name-asian="OpenSymbol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109e0e97" style:font-size-asian="10pt" style:language-asian="nl" style:country-asian="NL" style:font-style-asian="normal" style:font-name-complex="Bitstream Vera Sans" style:font-size-complex="10pt" style:font-style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style:text-underline-style="none" officeooo:rsid="0e968352" style:font-size-asian="10pt" style:language-asian="nl" style:country-asian="NL" style:font-style-asian="normal" style:font-name-complex="Bitstream Vera Sans" style:font-size-complex="10pt" style:font-style-complex="normal"/>
    </style:style>
    <style:style style:name="T94" style:family="text">
      <style:text-properties fo:color="#000000" loext:opacity="100%" style:text-line-through-style="none" style:text-line-through-type="none" fo:language="en" fo:country="GB" fo:font-style="normal" style:text-underline-style="none" officeooo:rsid="101f6ee0" style:font-size-asian="10pt" style:language-asian="nl" style:country-asian="NL" style:font-style-asian="normal" style:font-name-complex="Bitstream Vera Sans" style:font-size-complex="10pt" style:font-style-complex="normal"/>
    </style:style>
    <style:style style:name="T95" style:family="text">
      <style:text-properties fo:color="#000000" loext:opacity="100%" style:text-line-through-style="none" style:text-line-through-type="none" fo:language="en" fo:country="GB" fo:font-style="normal" style:text-underline-style="none" officeooo:rsid="0d48a8b7" style:font-size-asian="10pt" style:language-asian="nl" style:country-asian="NL" style:font-style-asian="normal" style:font-name-complex="Bitstream Vera Sans" style:font-size-complex="10pt" style:font-style-complex="normal"/>
    </style:style>
    <style:style style:name="T96" style:family="text">
      <style:text-properties fo:color="#000000" loext:opacity="100%" style:text-line-through-style="none" style:text-line-through-type="none" fo:language="en" fo:country="GB" fo:font-style="normal" style:text-underline-style="none" officeooo:rsid="10598138" style:font-size-asian="10pt" style:language-asian="nl" style:country-asian="NL" style:font-style-asian="normal" style:font-name-complex="Bitstream Vera Sans" style:font-size-complex="10pt" style:font-style-complex="normal"/>
    </style:style>
    <style:style style:name="T97" style:family="text">
      <style:text-properties fo:color="#000000" loext:opacity="100%" style:text-line-through-style="none" style:text-line-through-type="none" fo:language="en" fo:country="GB" fo:font-style="normal" style:text-underline-style="none" officeooo:rsid="0d88b8d0" style:font-size-asian="10pt" style:language-asian="nl" style:country-asian="NL" style:font-style-asian="normal" style:font-name-complex="Bitstream Vera Sans" style:font-size-complex="10pt" style:font-style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00" style:family="text">
      <style:text-properties fo:color="#000000" loext:opacity="100%" style:text-line-through-style="none" style:text-line-through-type="none" fo:language="en" fo:country="GB" style:text-underline-style="none" officeooo:rsid="10e9adb3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102762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5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0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en" fo:country="GB" fo:font-weight="normal" officeooo:rsid="10de8c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1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22" style:family="text">
      <style:text-properties fo:color="#000000" loext:opacity="100%" style:font-name="Liberation Sans" fo:font-size="12pt" fo:language="en" fo:country="GB" fo:font-style="normal" officeooo:rsid="10a8517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23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4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5" style:family="text">
      <style:text-properties fo:color="#000000" loext:opacity="100%" style:font-name="Liberation Sans" fo:font-size="12pt" fo:language="en" fo:country="GB" fo:font-style="normal" style:text-underline-style="none" officeooo:rsid="110b874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2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7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28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9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0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1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2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language="en" fo:country="GB" fo:font-weight="normal" officeooo:rsid="10de8c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font-name="Liberation Sans2" fo:font-size="12pt" fo:language="en" fo:country="G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40" style:family="text">
      <style:text-properties fo:color="#000000" loext:opacity="100%" style:font-name="Liberation Sans2" fo:font-size="12pt" fo:language="en" fo:country="GB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41" style:family="text">
      <style:text-properties fo:color="#000000" loext:opacity="100%" style:font-name="Liberation Sans2" fo:font-size="12pt" fo:language="en" fo:country="GB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4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1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e5ee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2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3" style:family="text">
      <style:text-properties style:use-window-font-color="true" loext:opacity="0%" style:font-name="Liberation Sans" fo:font-size="12pt" fo:language="en" fo:country="GB" fo:font-style="normal" style:text-underline-style="none" officeooo:rsid="10f446f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4" style:family="text">
      <style:text-properties style:use-window-font-color="true" loext:opacity="0%" style:font-name="Liberation Sans" fo:font-size="12pt" fo:language="en" fo:country="GB" fo:font-style="normal" fo:font-weight="normal" officeooo:rsid="10a2f0d3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5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6" style:family="text">
      <style:text-properties style:use-window-font-color="true" loext:opacity="0%" style:font-name="Liberation Sans" fo:font-size="12pt" fo:language="en" fo:country="GB" fo:font-style="normal" fo:font-weight="normal" officeooo:rsid="110b874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style:text-underline-style="none" fo:font-weight="normal" officeooo:rsid="10f2933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style:text-underline-style="none" fo:font-weight="normal" officeooo:rsid="10f446f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style:text-underline-style="none" officeooo:rsid="110b8740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style:text-underline-style="none" officeooo:rsid="10f446f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style:text-underline-style="none" officeooo:rsid="10fe5ee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174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size-complex="12pt" style:language-complex="nl" style:country-complex="NL"/>
    </style:style>
    <style:style style:name="T175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size-complex="12pt"/>
    </style:style>
    <style:style style:name="T176" style:family="text">
      <style:text-properties fo:font-size="10pt" style:font-size-asian="10pt" style:font-size-complex="10pt"/>
    </style:style>
    <style:style style:name="T17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caad1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80" style:family="text">
      <style:text-properties fo:language="en" fo:country="GB"/>
    </style:style>
    <style:style style:name="T181" style:family="text">
      <style:text-properties fo:language="en" fo:country="GB" fo:font-weight="bold" style:font-weight-asian="bold" style:font-weight-complex="bold"/>
    </style:style>
    <style:style style:name="T182" style:family="text">
      <style:text-properties fo:language="en" fo:country="GB" fo:font-weight="bold" officeooo:rsid="104d5027" style:font-weight-asian="bold" style:font-weight-complex="bold"/>
    </style:style>
    <style:style style:name="T183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4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85" style:family="text">
      <style:text-properties fo:language="en" fo:country="GB" style:text-underline-style="none" officeooo:rsid="0f60263c" fo:background-color="transparent" loext:char-shading-value="0" style:font-name-asian="HG Mincho Light J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6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7" style:family="text">
      <style:text-properties officeooo:rsid="103c421a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officeooo:rsid="1061b5b8"/>
    </style:style>
    <style:style style:name="T190" style:family="text">
      <style:text-properties officeooo:rsid="1069ed98"/>
    </style:style>
    <style:style style:name="T191" style:family="text">
      <style:text-properties officeooo:rsid="106d22f6"/>
    </style:style>
    <style:style style:name="T19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e850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10f2933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font-style="italic" style:text-underline-style="none" fo:font-weight="normal" officeooo:rsid="04efc077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210" style:family="text">
      <style:text-properties fo:font-variant="normal" fo:text-transform="none" fo:color="#000000" loext:opacity="100%" style:text-line-through-style="none" style:text-line-through-type="none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1" style:family="text">
      <style:text-properties fo:font-variant="normal" fo:text-transform="none" fo:color="#000000" loext:opacity="100%" style:text-position="super 58%" fo:font-size="10pt" fo:letter-spacing="normal" fo:language="en" fo:country="GB" fo:font-style="normal" fo:font-weight="normal" officeooo:rsid="10e850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officeooo:rsid="10e76724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3" form:id="control1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82"><text:span text:style-name="T132">Checklist for installing </text:span><text:span text:style-name="T132"><text:user-field-get text:name="Distro">Debian</text:user-field-get></text:span><text:span text:style-name="T133"><text:s/></text:span><text:span text:style-name="T133"><text:user-field-get text:name="Version">12</text:user-field-get></text:span><text:span text:style-name="T134"><text:note text:id="ftn1" text:note-class="footnote"><text:note-citation>1</text:note-citation><text:note-body><text:p text:style-name="P8"><text:span text:style-name="T200">This </text:span><text:span text:style-name="T206"><text:user-field-get text:name="Distro">Debian</text:user-field-get></text:span><text:span text:style-name="T201"><text:s/></text:span><text:span text:style-name="T205"><text:user-field-get text:name="Version">12</text:user-field-get></text:span><text:span text:style-name="T205"><text:s/>Server</text:span><text:span text:style-name="T200"> from </text:span><text:span text:style-name="T202">June </text:span><text:span text:style-name="T204">11</text:span><text:span text:style-name="T211">th</text:span><text:span text:style-name="T204">,</text:span><text:span text:style-name="T200"> </text:span><text:span text:style-name="T210"><text:user-field-get text:name="Releaseyear">2023</text:user-field-get></text:span><text:span text:style-name="T200"><text:s/>is supported for 5 years until </text:span><text:span text:style-name="T203">June</text:span><text:span text:style-name="T200"> </text:span><text:span text:style-name="T204">30</text:span><text:span text:style-name="T211">th</text:span><text:span text:style-name="T204">, </text:span><text:span text:style-name="T128">202</text:span><text:span text:style-name="T130">8</text:span><text:span text:style-name="T129">.</text:span></text:p></text:note-body></text:note></text:span><text:span text:style-name="T135"><text:s/></text:span><text:span text:style-name="T137">Server</text:span><text:span text:style-name="T136">.</text:span></text:p>
      <text:p text:style-name="P30"><text:span text:style-name="Strong_20_Emphasis"><text:span text:style-name="T69"/></text:span></text:p>
      <text:p text:style-name="P37"><text:span text:style-name="Strong_20_Emphasis"><text:span text:style-name="T104"/></text:span></text:p>
      <text:p text:style-name="P72">Fill in the text box after &lt;...&gt;</text:p>
      <text:p text:style-name="P41"><text:span text:style-name="T183">&lt;user&gt;</text:span><text:span text:style-name="T157"><text:tab/><text:tab/></text:span><text:span text:style-name="T165"> <text:tab/><text:tab/><text:tab/> </text:span><text:span text:style-name="T158"><draw:control text:anchor-type="as-char" svg:y="-0.4cm" draw:z-index="11" draw:name="Gebruiker 1" draw:style-name="gr2" draw:text-style-name="P88" svg:width="6.002cm" svg:height="0.5cm" draw:control="control10"><svg:title>Gebruiker</svg:title><svg:desc>Volledige naam, bijv. Jan Stek</svg:desc></draw:control></text:span><text:span text:style-name="T158"><text:tab/></text:span><text:span text:style-name="T162">e.g.</text:span><text:span text:style-name="T166"> </text:span><text:span text:style-name="T167">Karel Zimmer</text:span></text:p>
      <text:p text:style-name="P75"><text:span text:style-name="T13">&lt;</text:span><text:span text:style-name="T170">user</text:span><text:span text:style-name="T171">n</text:span><text:span text:style-name="T14">a</text:span><text:span text:style-name="T15">me&gt;</text:span><text:span text:style-name="T168"><text:tab/><text:tab/><text:tab/> </text:span><text:span text:style-name="T168"><draw:control text:anchor-type="as-char" svg:y="-0.4cm" draw:z-index="12" draw:name="Gberuikersnaam 2" draw:style-name="gr2" draw:text-style-name="P88" svg:width="6.002cm" svg:height="0.5cm" draw:control="control11"><svg:title>Gebruikersnaam</svg:title><svg:desc>Korte naam, bijv. jan</svg:desc></draw:control></text:span><text:span text:style-name="T168"><text:tab/></text:span><text:span text:style-name="T169">e.g.</text:span><text:span text:style-name="T6"> </text:span><text:span text:style-name="T125">karel</text:span></text:p>
      <text:p text:style-name="P41"><text:span text:style-name="T13">&lt;</text:span><text:span text:style-name="T16">comp</text:span><text:span text:style-name="T14">uter</text:span><text:span text:style-name="T15">name&gt;</text:span><text:span text:style-name="T172"><text:tab/> </text:span><text:span text:style-name="T14"><draw:control text:anchor-type="as-char" svg:y="-0.4cm" draw:z-index="13" draw:name="Computernaam 1" draw:style-name="gr2" draw:text-style-name="P88" svg:width="6.002cm" svg:height="0.5cm" draw:control="control12"><svg:title>Computernaam</svg:title><svg:desc>Unieke naam van de computer</svg:desc></draw:control></text:span><text:span text:style-name="T14"><text:tab/></text:span><text:span text:style-name="T17">e.g.</text:span><text:span text:style-name="T145"> </text:span><text:span text:style-name="T154">sv</text:span><text:span text:style-name="T155">0</text:span><text:span text:style-name="T156">1</text:span></text:p>
      <text:p text:style-name="P42"><text:span text:style-name="T183">&lt;user</text:span><text:span text:style-name="T142">&gt;</text:span><text:span text:style-name="T149"><text:tab/><text:tab/></text:span><text:span text:style-name="T165"> <text:tab/><text:tab/><text:tab/> </text:span><text:span text:style-name="T158"><draw:control text:anchor-type="as-char" svg:y="-0.4cm" draw:z-index="14" draw:name="Gebruiker 2" draw:style-name="gr2" draw:text-style-name="P88" svg:width="6.002cm" svg:height="0.5cm" draw:control="control13"><svg:title>Gebruiker</svg:title><svg:desc>Volledige naam, bijv. Jan Stek</svg:desc></draw:control></text:span><text:span text:style-name="T158"><text:tab/></text:span><text:span text:style-name="T163">i.e.</text:span><text:span text:style-name="T159"> </text:span><text:span text:style-name="T160">additional </text:span><text:span text:style-name="T161">user</text:span><text:span text:style-name="T164">s</text:span></text:p>
      <text:p text:style-name="P75"><text:span text:style-name="T183">&lt;</text:span><text:span text:style-name="T150">user</text:span><text:span text:style-name="T151">n</text:span><text:span text:style-name="T143">a</text:span><text:span text:style-name="T144">me&gt;</text:span><text:span text:style-name="T142"><text:tab/><text:tab/><text:tab/> </text:span><text:span text:style-name="T168"><draw:control text:anchor-type="as-char" svg:y="-0.4cm" draw:z-index="15" draw:name="Gberuikersnaam 1" draw:style-name="gr2" draw:text-style-name="P88" svg:width="6.002cm" svg:height="0.5cm" draw:control="control14"><svg:title>Gebruikersnaam</svg:title><svg:desc>Korte naam, bijv. jan</svg:desc></draw:control></text:span><text:span text:style-name="T168"><text:tab/></text:span><text:span text:style-name="T153">i.e.</text:span><text:span text:style-name="T152"> </text:span><text:span text:style-name="T146">additional </text:span><text:span text:style-name="T147">user</text:span><text:span text:style-name="T148">s</text:span></text:p>
      <text:p text:style-name="P73"><text:span text:style-name="T207">r</text:span><text:span text:style-name="T208">eplace &lt;...&gt; in this checklist with the value in the text box.</text:span></text:p>
      <text:p text:style-name="P2"/>
      <text:p text:style-name="P2"/>
      <text:p text:style-name="P39"><text:span text:style-name="Strong_20_Emphasis"><text:span text:style-name="T138">Not yet on Linux?</text:span></text:span><text:span text:style-name="T115"><text:tab/></text:span><text:span text:style-name="T119">Use</text:span><text:span text:style-name="T116"> </text:span><text:span text:style-name="Strong_20_Emphasis"><text:span text:style-name="T123">Checklist </text:span></text:span><text:span text:style-name="Strong_20_Emphasis"><text:span text:style-name="T124">transfer</text:span></text:span><text:span text:style-name="T116"> o</text:span><text:span text:style-name="T117">n</text:span><text:span text:style-name="T116"> </text:span><text:a xlink:type="simple" xlink:href="https://karelzimmer.nl/html/en/home.html" text:style-name="Internet_20_link" text:visited-style-name="Visited_20_Internet_20_Link"><text:span text:style-name="Internet_20_link"><text:span text:style-name="T7">karelzimmer.nl/en</text:span></text:span></text:a><text:span text:style-name="T118">.</text:span></text:p>
      <text:p text:style-name="P40"><text:span text:style-name="Strong_20_Emphasis"><text:span text:style-name="T88">New installation?</text:span></text:span><text:span text:style-name="T30"><text:tab/><text:tab/></text:span><text:span text:style-name="T48">Start at chapter </text:span><text:span text:style-name="Strong_20_Emphasis"><text:span text:style-name="T89"><text:bookmark-ref text:reference-format="page" text:ref-name="__RefNumPara__4009_12717081281">2</text:bookmark-ref></text:span></text:span><text:span text:style-name="Strong_20_Emphasis"><text:span text:style-name="T89"><text:s text:c="2"/></text:span></text:span><text:span text:style-name="Strong_20_Emphasis"><text:span text:style-name="T89"><text:bookmark-ref text:reference-format="text" text:ref-name="__RefNumPara__4009_12717081281">Perform installation</text:bookmark-ref></text:span></text:span><text:span text:style-name="T31">.</text:span></text:p>
      <text:p text:style-name="P31"/>
      <text:p text:style-name="P38"><text:span text:style-name="Strong_20_Emphasis"><text:span text:style-name="T28"/></text:span></text:p>
      <text:list text:style-name="L1">
        <text:list-item>
          <text:p text:style-name="P84"><text:bookmark-start text:name="__RefNumPara__4083_1271708128"/>Prepar<text:span text:style-name="T189">e</text:span> installation<text:bookmark-end text:name="__RefNumPara__4083_1271708128"/></text:p>
        </text:list-item>
      </text:list>
      <text:p text:style-name="P2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48"><text:span text:style-name="Strong_20_Emphasis"><text:span text:style-name="T43"><draw:control text:anchor-type="as-char" draw:z-index="2" draw:name="Vorm3" draw:style-name="gr1" draw:text-style-name="P8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43"><draw:control text:anchor-type="as-char" draw:z-index="8" draw:name="Vorm 5" draw:style-name="gr1" draw:text-style-name="P87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70"><text:span text:style-name="T32">Log in as </text:span><text:span text:style-name="T184">&lt;user&gt;</text:span><text:span text:style-name="T9"><text:note text:id="ftn2" text:note-class="footnote"><text:note-citation>2</text:note-citation><text:note-body><text:p text:style-name="P27"><text:span text:style-name="T76">Login any additional </text:span><text:span text:style-name="T77">users</text:span><text:span text:style-name="T79"> </text:span><text:span text:style-name="T76">and follow the same steps.</text:span></text:p></text:note-body></text:note></text:span><text:span text:style-name="T33">.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49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76"/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55"><text:span text:style-name="Strong_20_Emphasis"><text:span text:style-name="T43"><draw:control text:anchor-type="as-char" draw:z-index="16" draw:name="Vorm 6" draw:style-name="gr1" draw:text-style-name="P87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34"/></text:span></text:p>
          </table:table-cell>
          <table:table-cell table:style-name="_31_._5f_Installatie_5f_voorbereiden.D3" office:value-type="string">
            <text:p text:style-name="P63"><text:span text:style-name="T64">Type: </text:span><text:span text:style-name="User_20_Entry"><text:span text:style-name="T83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4" office:value-type="string">
            <text:p text:style-name="P32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77"/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55"><text:span text:style-name="Strong_20_Emphasis"><text:span text:style-name="T25"><draw:control text:anchor-type="as-char" draw:z-index="17" draw:name="Vorm4" draw:style-name="gr1" draw:text-style-name="P87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25"><draw:control text:anchor-type="as-char" draw:z-index="18" draw:name="Vorm 8" draw:style-name="gr1" draw:text-style-name="P87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62"><text:span text:style-name="T36">Type: </text:span><text:span text:style-name="User_20_Entry"><text:span text:style-name="T84">kz menu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48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34"/></text:span></text:p>
          </table:table-cell>
          <table:table-cell table:style-name="_31_._5f_Installatie_5f_voorbereiden.D7" office:value-type="string">
            <text:p text:style-name="P60"><text:span text:style-name="T40">Choose</text:span><text:span text:style-name="T37"> </text:span><text:span text:style-name="Strong_20_Emphasis"><text:span text:style-name="T90">1</text:span></text:span><text:span text:style-name="T37"> Prepar</text:span><text:span text:style-name="T42">e</text:span><text:span text:style-name="T37"> installation</text:span><text:span text:style-name="T39">.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8" office:value-type="string">
            <text:p text:style-name="P33">Follow the instructions on the screen.</text:p>
          </table:table-cell>
        </table:table-row>
      </table:table>
      <text:p text:style-name="P29"><text:span text:style-name="Strong_20_Emphasis"><text:span text:style-name="T4"/></text:span></text:p>
      <text:list text:continue-numbering="true" text:style-name="L1">
        <text:list-item>
          <text:p text:style-name="P83"><text:bookmark-start text:name="__RefNumPara__4009_12717081281"/><text:span text:style-name="Strong_20_Emphasis"><text:span text:style-name="T120">Perform installation</text:span></text:span><text:bookmark-end text:name="__RefNumPara__4009_12717081281"/></text:p>
        </text:list-item>
      </text:list>
      <text:p text:style-name="P47"><text:span text:style-name="Strong_20_Emphasis"><text:span text:style-name="T120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3" draw:name="Vorm9" draw:style-name="gr1" draw:text-style-name="P87" svg:width="0.35cm" svg:height="0.35cm" draw:control="control2"/></text:span></text:p>
          </table:table-cell>
          <table:table-cell table:style-name="_32_._5f_Installatie_5f_uitvoeren.C1" office:value-type="string">
            <text:p text:style-name="Standard"><text:span text:style-name="T126">Boot the computer from</text:span><text:span text:style-name="T127"><text:note text:id="ftn3" text:note-class="footnote"><text:note-citation>1</text:note-citation><text:note-body><text:p text:style-name="P74"><text:span text:style-name="T80">Boot menu/Setup via one of the </text:span><text:span text:style-name="T81">f</text:span><text:span text:style-name="T80">requently used keys: </text:span><text:span text:style-name="T100">Esc</text:span><text:span text:style-name="T82">, </text:span><text:span text:style-name="T100">Delete</text:span><text:span text:style-name="T82">, </text:span><text:span text:style-name="T100">F1</text:span><text:span text:style-name="T82">, </text:span><text:span text:style-name="T100">F2</text:span><text:span text:style-name="T82">, </text:span><text:span text:style-name="T100">F9</text:span><text:span text:style-name="T82">, </text:span><text:span text:style-name="T100">F10</text:span><text:span text:style-name="T82">, </text:span><text:span text:style-name="T100">F11</text:span><text:span text:style-name="T82">, or </text:span><text:span text:style-name="T100">F12</text:span></text:p></text:note-body></text:note></text:span><text:span text:style-name="T126"> an </text:span><text:span text:style-name="T106"><text:user-field-get text:name="Distro">Debian</text:user-field-get></text:span><text:span text:style-name="T107"><text:s/></text:span><text:span text:style-name="T107"><text:user-field-get text:name="Version">12</text:user-field-get></text:span><text:span text:style-name="T108"><text:s/></text:span><text:span text:style-name="T114">Server</text:span><text:span text:style-name="T110"> </text:span><text:span text:style-name="T112">Live</text:span><text:span text:style-name="T68"><text:note text:id="ftn4" text:note-class="footnote"><text:note-citation>2</text:note-citation><text:note-body><text:p text:style-name="P3"><text:span text:style-name="T176">From a Live USB stick you can boot and work with </text:span><text:span text:style-name="T131"><text:user-field-get text:name="Distro">Debian</text:user-field-get></text:span><text:span text:style-name="T131"><text:s/></text:span><text:span text:style-name="T176">without modifying any files on the hard drive and also allows installation of </text:span><text:span text:style-name="T131"><text:user-field-get text:name="Distro">Debian</text:user-field-get></text:span><text:span text:style-name="T131">.</text:span></text:p></text:note-body></text:note></text:span><text:span text:style-name="T65"> USB stick</text:span><text:span text:style-name="T66"><text:note text:id="ftn5" text:note-class="footnote"><text:note-citation>3</text:note-citation><text:note-body><text:p text:style-name="P81"><text:span text:style-name="T72">Create a bootable USB stick:<text:line-break/>Download a </text:span><text:span text:style-name="Sterk_20_accent_20_voetnoot"><text:span text:style-name="T93">debian-live-</text:span></text:span><text:span text:style-name="Sterk_20_accent_20_voetnoot"><text:span text:style-name="T93"><text:user-field-get text:name="Version">12</text:user-field-get></text:span></text:span><text:span text:style-name="Sterk_20_accent_20_voetnoot"><text:span text:style-name="T93">.</text:span></text:span><text:span text:style-name="Sterk_20_accent_20_voetnoot"><text:span text:style-name="T94">.</text:span></text:span><text:span text:style-name="Sterk_20_accent_20_voetnoot"><text:span text:style-name="T93">.</text:span></text:span><text:span text:style-name="Sterk_20_accent_20_voetnoot"><text:span text:style-name="T95">-</text:span></text:span><text:span text:style-name="Sterk_20_accent_20_voetnoot"><text:span text:style-name="T93">amd64-</text:span></text:span><text:span text:style-name="Sterk_20_accent_20_voetnoot"><text:span text:style-name="T96">standard</text:span></text:span><text:span text:style-name="Sterk_20_accent_20_voetnoot"><text:span text:style-name="T97">.iso</text:span></text:span><text:span text:style-name="T72"> image from</text:span><text:span text:style-name="T71"> </text:span><text:a xlink:type="simple" xlink:href="https://www.debian.org/" text:style-name="Internet_20_link" text:visited-style-name="Visited_20_Internet_20_Link"><text:span text:style-name="T177">debian.org</text:span></text:a><text:span text:style-name="T71"> </text:span><text:span text:style-name="T75">and </text:span><text:span text:style-name="Sterk_20_accent_20_voetnoot"><text:span text:style-name="T92">Other downloads</text:span></text:span><text:span text:style-name="T73"> <text:line-break/>(under Download) </text:span><text:span text:style-name="T75">and</text:span><text:span text:style-name="T73"> </text:span><text:span text:style-name="Strong_20_Emphasis"><text:span text:style-name="T78">Other live ISO</text:span></text:span><text:span text:style-name="T73"> (under try </text:span><text:span text:style-name="T73"><text:user-field-get text:name="Distro">Debian</text:user-field-get></text:span><text:span text:style-name="T73"><text:s/>live before installing)</text:span><text:span text:style-name="T70">.</text:span><text:span text:style-name="Strong_20_Emphasis"><text:span text:style-name="T72"><text:line-break/></text:span></text:span><text:span text:style-name="T74">The next steps are described in </text:span><text:span text:style-name="Sterk_20_accent_20_voetnoot"><text:span text:style-name="T98">Linux informati</text:span></text:span><text:span text:style-name="Sterk_20_accent_20_voetnoot"><text:span text:style-name="T99">on</text:span></text:span><text:span text:style-name="T74">, which can be found at </text:span><text:a xlink:type="simple" xlink:href="https://karelzimmer.nl/en" text:style-name="Internet_20_link" text:visited-style-name="Visited_20_Internet_20_Link"><text:span text:style-name="T178">karelzimmer.nl/en</text:span></text:a><text:span text:style-name="T74">.</text:span></text:p></text:note-body></text:note></text:span><text:span text:style-name="T6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21">Sele</text:span><text:span text:style-name="T22">ct</text:span><text:span text:style-name="T19"> </text:span><text:span text:style-name="Strong_20_Emphasis"><text:span text:style-name="T26">Start installer</text:span></text:span><text:span text:style-name="T18"> </text:span><text:span text:style-name="T20">and press </text:span><text:span text:style-name="T23">the</text:span><text:span text:style-name="T24"> </text:span><text:span text:style-name="T105">Enter</text:span><text:span text:style-name="T23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4" office:value-type="string">
            <text:p text:style-name="Standard"><text:span text:style-name="Emphasis">Follow the installation screens and complete them.</text:span><text:span text:style-name="T209"/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><draw:control text:anchor-type="as-char" draw:z-index="4" draw:name="Vorm13" draw:style-name="gr1" draw:text-style-name="P87" svg:width="0.35cm" svg:height="0.35cm" draw:control="control3"/></text:p>
          </table:table-cell>
          <table:table-cell table:style-name="_32_._5f_Installatie_5f_uitvoeren.C6" office:value-type="string">
            <text:p text:style-name="P46"><text:span text:style-name="T46">At</text:span><text:span text:style-name="T45"> </text:span><text:span text:style-name="Strong_20_Emphasis"><text:span text:style-name="T56">Select your location</text:span></text:span><text:span text:style-name="T52">: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6" office:value-type="string">
            <text:p text:style-name="P17">Click on <text:span text:style-name="Strong_20_Emphasis">other</text:span> <text:span text:style-name="T212">and click </text:span><text:span text:style-name="Strong_20_Emphasis"><text:span text:style-name="T212">Continue</text:span></text:span><text:span text:style-name="T212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6" office:value-type="string">
            <text:p text:style-name="P18">Click on <text:span text:style-name="Strong_20_Emphasis">Europe</text:span><text:span text:style-name="T187"> </text:span><text:span text:style-name="T212">and click </text:span><text:span text:style-name="Strong_20_Emphasis"><text:span text:style-name="T212">Continue</text:span></text:span><text:span text:style-name="T212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6" office:value-type="string">
            <text:p text:style-name="P19">Click on <text:span text:style-name="Strong_20_Emphasis">Netherlands</text:span><text:span text:style-name="T187"> </text:span><text:span text:style-name="T212">and click </text:span><text:span text:style-name="Strong_20_Emphasis"><text:span text:style-name="T212">Continue</text:span></text:span><text:span text:style-name="T212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6" office:value-type="string">
            <text:p text:style-name="P14"/>
          </table:table-cell>
        </table:table-row>
        <table:table-row table:style-name="_32_._5f_Installatie_5f_uitvoeren.11"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53"><text:span text:style-name="Strong_20_Emphasis"><text:span text:style-name="T43"><draw:control text:anchor-type="as-char" draw:z-index="9" draw:name="Vorm 1" draw:style-name="gr1" draw:text-style-name="P87" svg:width="0.35cm" svg:height="0.35cm" draw:control="control8"/></text:span></text:span></text:p>
          </table:table-cell>
          <table:table-cell table:style-name="_32_._5f_Installatie_5f_uitvoeren.C6" office:value-type="string">
            <text:p text:style-name="P58"><text:span text:style-name="T47">At</text:span><text:span text:style-name="T45"> </text:span><text:span text:style-name="Strong_20_Emphasis"><text:span text:style-name="T57">Configure the network</text:span></text:span><text:span text:style-name="T52">: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66"><text:span text:style-name="Strong_20_Emphasis"><text:span text:style-name="T51">E</text:span></text:span><text:span text:style-name="Strong_20_Emphasis"><text:span text:style-name="T44">nter </text:span></text:span><text:span text:style-name="Strong_20_Emphasis"><text:span text:style-name="T63">Hostname</text:span></text:span><text:span text:style-name="T5"> &lt;</text:span><text:span text:style-name="T12">comp</text:span><text:span text:style-name="T10">uter</text:span><text:span text:style-name="T11">name&gt;</text:span><text:span text:style-name="T53"> </text:span><text:span text:style-name="T54">and click </text:span><text:span text:style-name="Strong_20_Emphasis"><text:span text:style-name="T60">Continue</text:span></text:span><text:span text:style-name="T54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54"><text:span text:style-name="Strong_20_Emphasis"><text:span text:style-name="T43"><draw:control text:anchor-type="as-char" draw:z-index="10" draw:name="Vorm 2" draw:style-name="gr1" draw:text-style-name="P87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16"><text:span text:style-name="T191">At</text:span><text:span text:style-name="T190"> </text:span><text:span text:style-name="T188">Set up users and passwords</text:span><text:span text:style-name="T190">: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67"><text:span text:style-name="T180">Don</text:span><text:span text:style-name="T139">'t set </text:span><text:span text:style-name="T141">Root</text:span><text:span text:style-name="T139"> pass</text:span><text:span text:style-name="T140">w</text:span><text:span text:style-name="T139">ord</text:span><text:span text:style-name="T50"> </text:span><text:span text:style-name="T54">but click </text:span><text:span text:style-name="Strong_20_Emphasis"><text:span text:style-name="T60">Continue</text:span></text:span><text:span text:style-name="T54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78"><text:span text:style-name="T51">E</text:span><text:span text:style-name="T44">nter </text:span><text:span text:style-name="Strong_20_Emphasis"><text:span text:style-name="T58">Full name of the new user</text:span></text:span><text:span text:style-name="T55"> </text:span><text:span text:style-name="T185">&lt;user&gt;</text:span><text:span text:style-name="T53"> </text:span><text:span text:style-name="T54">and click </text:span><text:span text:style-name="Strong_20_Emphasis"><text:span text:style-name="T60">Continue</text:span></text:span><text:span text:style-name="T54">.</text:span></text:p>
          </table:table-cell>
        </table:table-row>
        <table:table-row table:style-name="_32_._5f_Installatie_5f_uitvoeren.17"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68"><text:span text:style-name="T180">Enter </text:span><text:span text:style-name="T181">User </text:span><text:span text:style-name="T182">n</text:span><text:span text:style-name="T181">ame for you</text:span><text:span text:style-name="T182">r</text:span><text:span text:style-name="T181"> account</text:span><text:span text:style-name="T49"> &lt;</text:span><text:span text:style-name="T10">USERna</text:span><text:span text:style-name="T11">me&gt;</text:span><text:span text:style-name="T53"> </text:span><text:span text:style-name="T54">and click </text:span><text:span text:style-name="Strong_20_Emphasis"><text:span text:style-name="T60">Continue</text:span></text:span><text:span text:style-name="T54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69"><text:span text:style-name="T180">E</text:span><text:span text:style-name="T50">nter a </text:span><text:span text:style-name="Strong_20_Emphasis"><text:span text:style-name="T59">password</text:span></text:span><text:span text:style-name="T50"> twice</text:span><text:span text:style-name="T53"> </text:span><text:span text:style-name="T54">and click </text:span><text:span text:style-name="Strong_20_Emphasis"><text:span text:style-name="T60">Continue</text:span></text:span><text:span text:style-name="T54">.</text:span></text:p>
          </table:table-cell>
        </table:table-row>
      </table:table>
      <text:p text:style-name="P61"><text:tab/></text:p>
      <text:list text:continue-numbering="true" text:style-name="L1">
        <text:list-item>
          <text:p text:style-name="P86"><text:bookmark-start text:name="__RefNumPara__12966_2272496019"/><text:span text:style-name="Strong_20_Emphasis"><text:span text:style-name="T62">Finish installation</text:span></text:span><text:bookmark-end text:name="__RefNumPara__12966_2272496019"/></text:p>
        </text:list-item>
      </text:list>
      <text:p text:style-name="P25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51"><text:span text:style-name="Strong_20_Emphasis"><text:span text:style-name="T43"><draw:control text:anchor-type="as-char" draw:z-index="5" draw:name="Vorm22" draw:style-name="gr1" draw:text-style-name="P87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1"><text:span text:style-name="T27">Log in as </text:span><text:span text:style-name="T186">&lt;user&gt;</text:span><text:span text:style-name="T27">.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2" office:value-type="string">
            <text:p text:style-name="P79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55"><text:span text:style-name="Strong_20_Emphasis"><text:span text:style-name="T43"><draw:control text:anchor-type="as-char" draw:z-index="19" draw:name="Vorm 7" draw:style-name="gr1" draw:text-style-name="P87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59"><text:span text:style-name="T64">Type: </text:span><text:span text:style-name="User_20_Entry"><text:span text:style-name="T83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4" office:value-type="string">
            <text:p text:style-name="P34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5" office:value-type="string">
            <text:p text:style-name="P77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55"><text:span text:style-name="Strong_20_Emphasis"><text:span text:style-name="T25"><draw:control text:anchor-type="as-char" draw:z-index="20" draw:name="Vorm 9" draw:style-name="gr1" draw:text-style-name="P87" svg:width="0.35cm" svg:height="0.35cm" draw:control="control19"/></text:span></text:span></text:p>
          </table:table-cell>
          <table:table-cell table:style-name="_33_._5f_Installatie_5f_afronden.C6" office:value-type="string">
            <text:p text:style-name="P62"><text:span text:style-name="T36">Type: </text:span><text:span text:style-name="User_20_Entry"><text:span text:style-name="T83">kz menu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51"><text:span text:style-name="Strong_20_Emphasis"><text:span text:style-name="T34"/></text:span></text:p>
          </table:table-cell>
          <table:table-cell table:style-name="_33_._5f_Installatie_5f_afronden.C7" office:value-type="string">
            <text:p text:style-name="P64"><text:span text:style-name="T40">Choose</text:span><text:span text:style-name="T38"> </text:span><text:span text:style-name="Strong_20_Emphasis"><text:span text:style-name="T91">3</text:span></text:span><text:span text:style-name="T85"> </text:span><text:span text:style-name="T86">Finish installatio</text:span><text:span text:style-name="T87">n</text:span><text:span text:style-name="T39">.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8" office:value-type="string">
            <text:p text:style-name="P35">Follow the instructions on the screen.</text:p>
          </table:table-cell>
        </table:table-row>
      </table:table>
      <text:p text:style-name="P25"><text:span text:style-name="Strong_20_Emphasis"><text:span text:style-name="T27"/></text:span></text:p>
      <text:list text:continue-numbering="true" text:style-name="L1">
        <text:list-item>
          <text:p text:style-name="P85"><text:span text:style-name="Strong_20_Emphasis"><text:span text:style-name="T8">S</text:span></text:span><text:span text:style-name="Strong_20_Emphasis"><text:span text:style-name="T179">et up user</text:span></text:span></text:p>
        </text:list-item>
      </text:list>
      <text:p text:style-name="P2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><text:span text:style-name="T43"><draw:control text:anchor-type="as-char" draw:z-index="6" draw:name="Vorm36_0" draw:style-name="gr1" draw:text-style-name="P87" svg:width="0.35cm" svg:height="0.35cm" draw:control="control5"/></text:span></text:p>
          </table:table-cell>
          <table:table-cell table:style-name="Tabel2.A1" office:value-type="string">
            <text:p text:style-name="P52"><text:span text:style-name="T43"><draw:control text:anchor-type="as-char" draw:z-index="7" draw:name="Vorm36_ 1" draw:style-name="gr1" draw:text-style-name="P87" svg:width="0.35cm" svg:height="0.35cm" draw:control="control6"/></text:span></text:p>
          </table:table-cell>
          <table:table-cell table:style-name="Tabel2.D1" office:value-type="string">
            <text:p text:style-name="P21"><text:span text:style-name="T29">Log in as</text:span><text:span text:style-name="T27"> </text:span><text:span text:style-name="T186">&lt;user&gt;</text:span><text:span text:style-name="T35"><text:note text:id="ftn6" text:note-class="footnote"><text:note-citation>1</text:note-citation><text:note-body><text:p text:style-name="P26"><text:span text:style-name="T101">Login any additional </text:span><text:span text:style-name="T102">users</text:span><text:span text:style-name="T103"> </text:span><text:span text:style-name="T101">and follow the same steps.</text:span></text:p></text:note-body></text:note></text:span><text:span text:style-name="T27">.</text:span></text:p>
          </table:table-cell>
        </table:table-row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5"><text:span text:style-name="T25"><draw:control text:anchor-type="as-char" draw:z-index="21" draw:name="Vorm 10" draw:style-name="gr1" draw:text-style-name="P87" svg:width="0.35cm" svg:height="0.35cm" draw:control="control20"/></text:span></text:p>
          </table:table-cell>
          <table:table-cell table:style-name="Tabel2.A1" office:value-type="string">
            <text:p text:style-name="P55"><text:span text:style-name="T25"><draw:control text:anchor-type="as-char" draw:z-index="22" draw:name="Vorm 11" draw:style-name="gr1" draw:text-style-name="P87" svg:width="0.35cm" svg:height="0.35cm" draw:control="control21"/></text:span></text:p>
          </table:table-cell>
          <table:table-cell table:style-name="Tabel2.D3" office:value-type="string">
            <text:p text:style-name="P62"><text:span text:style-name="T36">Type: </text:span><text:span text:style-name="User_20_Entry"><text:span text:style-name="T83">kz menu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4" office:value-type="string">
            <text:p text:style-name="P20"><text:span text:style-name="T40">Choose</text:span><text:span text:style-name="T38"> </text:span><text:span text:style-name="Strong_20_Emphasis"><text:span text:style-name="T91">4</text:span></text:span><text:span text:style-name="T61"> </text:span><text:span text:style-name="T41">Set up user</text:span><text:span text:style-name="T39">.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5" office:value-type="string">
            <text:p text:style-name="P36">Follow the instructions on the screen.</text:p>
          </table:table-cell>
        </table:table-row>
      </table:table>
      <text:p text:style-name="P24"/>
      <text:p text:style-name="P80"/>
      <text:p text:style-name="P65"><text:span text:style-name="T111">End of checklist,</text:span><text:span text:style-name="T109"> </text:span><text:span text:style-name="T109"><text:user-field-get text:name="Distro">Debian</text:user-field-get></text:span><text:span text:style-name="T107"><text:s/></text:span><text:span text:style-name="T107"><text:user-field-get text:name="Version">12</text:user-field-get></text:span><text:span text:style-name="T113"><text:s/></text:span><text:span text:style-name="T114">Server</text:span><text:span text:style-name="T110"> </text:span><text:span text:style-name="T111">installation is complete.</text:span></text:p>
      <text:p text:style-name="P45"/>
      <text:p text:style-name="P43"><text:span text:style-name="T192">Written</text:span><text:span text:style-name="T193"> </text:span><text:span text:style-name="T192">by</text:span><text:span text:style-name="T193"> </text:span><text:a xlink:type="simple" xlink:href="mailto:info@karelzimmer.nl?subject=Checklist%20installation%20Linux" text:style-name="Internet_20_link" text:visited-style-name="Visited_20_Internet_20_Link"><text:span text:style-name="T199">Karel Zimmer</text:span></text:a><text:span text:style-name="T194">.</text:span></text:p>
      <text:p text:style-name="P44"><text:span text:style-name="T197">License </text:span><text:span text:style-name="T195">C</text:span><text:span text:style-name="T196">C0</text:span><text:span text:style-name="T194"> 1.0 </text:span><text:span text:style-name="T198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98"><text:s/></text:span><text:span text:style-name="T198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98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server</text:file-name><text:tab/><text:tab/><text:date style:data-style-name="N36" text:date-value="2025-04-09T13:46:22.004677201">09/04/2025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4-09T13:46:21.866221948</dc:date>
    <meta:keyword>Installatie</meta:keyword>
    <meta:keyword>Checklist</meta:keyword>
    <meta:keyword>Linux</meta:keyword>
    <meta:editing-cycles>7067</meta:editing-cycles>
    <meta:editing-duration>P12DT11H19M51S</meta:editing-duration>
    <meta:print-date>2021-03-23T20:07:57.967210640</meta:print-date>
    <dc:creator>Karel Zimmer</dc:creator>
    <meta:document-statistic meta:table-count="4" meta:image-count="2" meta:object-count="0" meta:page-count="4" meta:paragraph-count="74" meta:word-count="392" meta:character-count="2434" meta:non-whitespace-character-count="2068"/>
    <meta:user-defined meta:name="Info 1"/>
    <meta:user-defined meta:name="Info 2"/>
    <meta:user-defined meta:name="Info 3"/>
    <meta:user-defined meta:name="Info 4"/>
  </office:meta>
</office:document-meta>
</file>